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size="12pt" fo:font-weight="normal" officeooo:rsid="0066a292" officeooo:paragraph-rsid="007f0414" style:font-name-asian="NanumGothic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NanumGothic" fo:font-size="12pt" fo:font-weight="normal" officeooo:rsid="0066a292" officeooo:paragraph-rsid="0084b046" style:font-name-asian="NanumGothic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NanumGothic" fo:font-size="12pt" fo:font-weight="normal" officeooo:rsid="0066a292" officeooo:paragraph-rsid="00892ee0" style:font-name-asian="NanumGothi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NanumGothic" fo:font-size="12pt" fo:font-weight="normal" officeooo:rsid="0066a292" officeooo:paragraph-rsid="007554d9" style:font-name-asian="NanumGothi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NanumGothic" fo:font-size="12pt" fo:font-weight="normal" officeooo:rsid="0066a292" officeooo:paragraph-rsid="00fb1804" style:font-name-asian="NanumGothi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NanumGothic" fo:font-size="12pt" fo:font-weight="normal" officeooo:rsid="00b3702f" officeooo:paragraph-rsid="00b4d3fa" style:font-name-asian="NanumGothic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NanumGothic" fo:font-size="12pt" fo:font-weight="normal" officeooo:rsid="00b3702f" officeooo:paragraph-rsid="00b3702f" style:font-name-asian="NanumGothi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NanumGothic" fo:font-size="12pt" fo:font-weight="normal" officeooo:rsid="00b1eb49" officeooo:paragraph-rsid="00b4d3fa" style:font-name-asian="NanumGothi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NanumGothic" fo:font-size="12pt" fo:font-weight="normal" officeooo:rsid="00b1eb49" officeooo:paragraph-rsid="00b1eb49" style:font-name-asian="NanumGothic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NanumGothic" fo:font-size="12pt" fo:font-weight="normal" officeooo:rsid="00b0a6b6" officeooo:paragraph-rsid="00b1eb49" style:font-name-asian="NanumGothi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NanumGothic" fo:font-size="12pt" fo:font-weight="normal" officeooo:rsid="00b0a6b6" officeooo:paragraph-rsid="00b0a6b6" style:font-name-asian="NanumGothi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NanumGothic" fo:font-size="12pt" fo:font-weight="normal" officeooo:rsid="009e6b07" officeooo:paragraph-rsid="00a9307c" style:font-name-asian="NanumGothi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NanumGothic" fo:font-size="12pt" fo:font-weight="normal" officeooo:rsid="009e6b07" officeooo:paragraph-rsid="00a79276" style:font-name-asian="NanumGothi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NanumGothic" fo:font-size="12pt" fo:font-weight="normal" officeooo:rsid="009e6b07" officeooo:paragraph-rsid="00a39c18" style:font-name-asian="NanumGothi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NanumGothic" fo:font-size="12pt" fo:font-weight="normal" officeooo:rsid="009e6b07" officeooo:paragraph-rsid="009e6b07" style:font-name-asian="NanumGothi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NanumGothic" fo:font-size="12pt" fo:font-weight="normal" officeooo:rsid="009dbb81" officeooo:paragraph-rsid="008f1988" style:font-name-asian="NanumGothi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NanumGothic" fo:font-size="12pt" fo:font-weight="normal" officeooo:rsid="008f1988" officeooo:paragraph-rsid="008f1988" style:font-name-asian="NanumGothi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NanumGothic" fo:font-size="12pt" fo:font-weight="normal" officeooo:rsid="008f1988" officeooo:paragraph-rsid="0093726c" style:font-name-asian="NanumGothi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NanumGothic" fo:font-size="12pt" fo:font-weight="normal" officeooo:rsid="008f1988" officeooo:paragraph-rsid="00f93396" style:font-name-asian="NanumGothi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NanumGothic" fo:font-size="12pt" fo:font-weight="normal" officeooo:rsid="008f1988" officeooo:paragraph-rsid="01054402" style:font-name-asian="NanumGothi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NanumGothic" fo:font-size="12pt" fo:font-weight="normal" officeooo:rsid="008f1988" officeooo:paragraph-rsid="010ceff7" style:font-name-asian="NanumGothi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NanumGothic" fo:font-size="12pt" fo:font-weight="normal" officeooo:rsid="008f1988" officeooo:paragraph-rsid="010f22bd" style:font-name-asian="NanumGothi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NanumGothic" fo:font-size="12pt" fo:font-weight="normal" officeooo:rsid="008aa6ca" officeooo:paragraph-rsid="008aa6ca" style:font-name-asian="NanumGothi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NanumGothic" fo:font-size="12pt" fo:font-weight="normal" officeooo:rsid="0084b046" officeooo:paragraph-rsid="008678fb" style:font-name-asian="NanumGothi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NanumGothic" fo:font-size="12pt" fo:font-weight="normal" officeooo:rsid="0084b046" officeooo:paragraph-rsid="0084b046" style:font-name-asian="NanumGothi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NanumGothic" fo:font-size="12pt" fo:font-weight="normal" officeooo:rsid="0070ca09" officeooo:paragraph-rsid="007fb74d" style:font-name-asian="NanumGothi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NanumGothic" fo:font-size="12pt" fo:font-weight="normal" officeooo:rsid="00baf528" officeooo:paragraph-rsid="0064b126" style:font-name-asian="NanumGothic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NanumGothic" fo:font-size="12pt" fo:font-weight="normal" officeooo:rsid="0056f55b" officeooo:paragraph-rsid="0064b126" style:font-name-asian="NanumGothic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NanumGothic" fo:font-size="12pt" fo:font-weight="normal" officeooo:rsid="0056f55b" officeooo:paragraph-rsid="006bddd6" style:font-name-asian="NanumGothic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NanumGothic" fo:font-size="12pt" fo:font-weight="normal" officeooo:rsid="0056f55b" officeooo:paragraph-rsid="006a78a1" style:font-name-asian="NanumGothic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NanumGothic" fo:font-size="12pt" fo:font-weight="normal" officeooo:rsid="0056f55b" officeooo:paragraph-rsid="005f814d" style:font-name-asian="NanumGothi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NanumGothic" fo:font-size="12pt" fo:font-weight="normal" officeooo:rsid="0056f55b" officeooo:paragraph-rsid="0056f55b" style:font-name-asian="NanumGothi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NanumGothic" fo:font-size="12pt" fo:font-weight="normal" officeooo:rsid="0056f55b" officeooo:paragraph-rsid="005c2904" style:font-name-asian="NanumGothic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NanumGothic" fo:font-size="12pt" fo:font-weight="normal" officeooo:rsid="0064b126" officeooo:paragraph-rsid="006906c6" style:font-name-asian="NanumGothic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NanumGothic" fo:font-size="12pt" fo:font-weight="normal" officeooo:rsid="0064b126" officeooo:paragraph-rsid="0064b126" style:font-name-asian="NanumGothi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NanumGothic" fo:font-size="12pt" fo:font-weight="normal" officeooo:rsid="00502739" officeooo:paragraph-rsid="00502739" style:font-name-asian="NanumGothic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NanumGothic" fo:font-size="12pt" fo:font-weight="normal" officeooo:rsid="00502739" officeooo:paragraph-rsid="0053fbe1" style:font-name-asian="NanumGothic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NanumGothic" fo:font-size="12pt" fo:font-weight="normal" officeooo:rsid="00502739" officeooo:paragraph-rsid="00523d03" style:font-name-asian="NanumGothic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NanumGothic" fo:font-size="12pt" fo:font-weight="normal" officeooo:rsid="00502739" officeooo:paragraph-rsid="00ea6165" style:font-name-asian="NanumGothic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NanumGothic" fo:font-size="12pt" style:font-name-asian="NanumGothic" style:font-size-asian="12pt" style:font-size-complex="12pt"/>
    </style:style>
    <style:style style:name="P41" style:family="paragraph" style:parent-style-name="Standard">
      <style:text-properties style:font-name="NanumGothic" fo:font-size="12pt" officeooo:rsid="00b09ac6" officeooo:paragraph-rsid="00b09ac6" style:font-name-asian="NanumGothic" style:font-size-asian="12pt" style:font-size-complex="12pt"/>
    </style:style>
    <style:style style:name="P42" style:family="paragraph" style:parent-style-name="Standard">
      <style:text-properties style:font-name="NanumGothic" fo:font-size="12pt" officeooo:rsid="0019fecb" officeooo:paragraph-rsid="0019fecb" style:font-name-asian="NanumGothic" style:font-size-asian="12pt" style:font-size-complex="12pt"/>
    </style:style>
    <style:style style:name="P43" style:family="paragraph" style:parent-style-name="Standard">
      <style:text-properties style:font-name="NanumGothic" fo:font-size="12pt" officeooo:rsid="0019fecb" officeooo:paragraph-rsid="00bfcb86" style:font-name-asian="NanumGothic" style:font-size-asian="12pt" style:font-size-complex="12pt"/>
    </style:style>
    <style:style style:name="P44" style:family="paragraph" style:parent-style-name="Standard">
      <style:text-properties style:font-name="NanumGothic" fo:font-size="12pt" officeooo:rsid="001eac36" officeooo:paragraph-rsid="00c36bee" style:font-name-asian="NanumGothic" style:font-size-asian="12pt" style:font-size-complex="12pt"/>
    </style:style>
    <style:style style:name="P45" style:family="paragraph" style:parent-style-name="Standard">
      <style:text-properties style:font-name="NanumGothic" fo:font-size="12pt" officeooo:rsid="001eac36" officeooo:paragraph-rsid="001eac36" style:font-name-asian="NanumGothic" style:font-size-asian="12pt" style:font-size-complex="12pt"/>
    </style:style>
    <style:style style:name="P46" style:family="paragraph" style:parent-style-name="Standard">
      <style:text-properties style:font-name="NanumGothic" fo:font-size="12pt" officeooo:rsid="001eac36" officeooo:paragraph-rsid="00211826" style:font-name-asian="NanumGothic" style:font-size-asian="12pt" style:font-size-complex="12pt"/>
    </style:style>
    <style:style style:name="P47" style:family="paragraph" style:parent-style-name="Standard">
      <style:text-properties style:font-name="NanumGothic" fo:font-size="12pt" officeooo:rsid="001eac36" officeooo:paragraph-rsid="001fd25f" style:font-name-asian="NanumGothic" style:font-size-asian="12pt" style:font-size-complex="12pt"/>
    </style:style>
    <style:style style:name="P48" style:family="paragraph" style:parent-style-name="Standard">
      <style:text-properties style:font-name="NanumGothic" fo:font-size="12pt" officeooo:rsid="0021f621" officeooo:paragraph-rsid="00c52b5d" style:font-name-asian="NanumGothic" style:font-size-asian="12pt" style:font-size-complex="12pt"/>
    </style:style>
    <style:style style:name="P49" style:family="paragraph" style:parent-style-name="Standard">
      <style:text-properties style:font-name="NanumGothic" fo:font-size="12pt" officeooo:rsid="0021f621" officeooo:paragraph-rsid="0021f621" style:font-name-asian="NanumGothic" style:font-size-asian="12pt" style:font-size-complex="12pt"/>
    </style:style>
    <style:style style:name="P50" style:family="paragraph" style:parent-style-name="Standard">
      <style:text-properties style:font-name="NanumGothic" fo:font-size="12pt" officeooo:paragraph-rsid="00c6654e" style:font-name-asian="NanumGothic" style:font-size-asian="12pt" style:font-size-complex="12pt"/>
    </style:style>
    <style:style style:name="P51" style:family="paragraph" style:parent-style-name="Standard">
      <style:text-properties style:font-name="NanumGothic" fo:font-size="12pt" officeooo:paragraph-rsid="0021f621" style:font-name-asian="NanumGothic" style:font-size-asian="12pt" style:font-size-complex="12pt"/>
    </style:style>
    <style:style style:name="P52" style:family="paragraph" style:parent-style-name="Standard">
      <style:text-properties style:font-name="NanumGothic" fo:font-size="12pt" officeooo:rsid="00267c7e" officeooo:paragraph-rsid="00c73a5e" style:font-name-asian="NanumGothic" style:font-size-asian="12pt" style:font-size-complex="12pt"/>
    </style:style>
    <style:style style:name="P53" style:family="paragraph" style:parent-style-name="Standard">
      <style:text-properties style:font-name="NanumGothic" fo:font-size="12pt" officeooo:rsid="00267c7e" officeooo:paragraph-rsid="00267c7e" style:font-name-asian="NanumGothic" style:font-size-asian="12pt" style:font-size-complex="12pt"/>
    </style:style>
    <style:style style:name="P54" style:family="paragraph" style:parent-style-name="Standard">
      <style:text-properties style:font-name="NanumGothic" fo:font-size="12pt" officeooo:paragraph-rsid="00267c7e" style:font-name-asian="NanumGothic" style:font-size-asian="12pt" style:font-size-complex="12pt"/>
    </style:style>
    <style:style style:name="P55" style:family="paragraph" style:parent-style-name="Standard">
      <style:text-properties style:font-name="NanumGothic" fo:font-size="12pt" officeooo:rsid="002e666f" officeooo:paragraph-rsid="002e666f" style:font-name-asian="NanumGothic" style:font-size-asian="12pt" style:font-size-complex="12pt"/>
    </style:style>
    <style:style style:name="P56" style:family="paragraph" style:parent-style-name="Standard">
      <style:text-properties style:font-name="NanumGothic" fo:font-size="12pt" officeooo:rsid="002e666f" officeooo:paragraph-rsid="00341cba" style:font-name-asian="NanumGothic" style:font-size-asian="12pt" style:font-size-complex="12pt"/>
    </style:style>
    <style:style style:name="P57" style:family="paragraph" style:parent-style-name="Standard">
      <style:text-properties style:font-name="NanumGothic" fo:font-size="12pt" officeooo:rsid="002e666f" officeooo:paragraph-rsid="002ed378" style:font-name-asian="NanumGothic" style:font-size-asian="12pt" style:font-size-complex="12pt"/>
    </style:style>
    <style:style style:name="P58" style:family="paragraph" style:parent-style-name="Standard">
      <style:text-properties style:font-name="NanumGothic" fo:font-size="12pt" officeooo:rsid="002e666f" officeooo:paragraph-rsid="002e8f9b" style:font-name-asian="NanumGothic" style:font-size-asian="12pt" style:font-size-complex="12pt"/>
    </style:style>
    <style:style style:name="P59" style:family="paragraph" style:parent-style-name="Standard">
      <style:text-properties style:font-name="NanumGothic" fo:font-size="12pt" officeooo:rsid="00d0c78b" officeooo:paragraph-rsid="00d0c78b" style:font-name-asian="NanumGothic" style:font-size-asian="12pt" style:font-size-complex="12pt"/>
    </style:style>
    <style:style style:name="P60" style:family="paragraph" style:parent-style-name="Standard">
      <style:text-properties style:font-name="NanumGothic" fo:font-size="12pt" officeooo:rsid="003171a7" officeooo:paragraph-rsid="003171a7" style:font-name-asian="NanumGothic" style:font-size-asian="12pt" style:font-size-complex="12pt"/>
    </style:style>
    <style:style style:name="P61" style:family="paragraph" style:parent-style-name="Standard">
      <style:text-properties style:font-name="NanumGothic" fo:font-size="12pt" officeooo:rsid="00321943" officeooo:paragraph-rsid="00321943" style:font-name-asian="NanumGothic" style:font-size-asian="12pt" style:font-size-complex="12pt"/>
    </style:style>
    <style:style style:name="P62" style:family="paragraph" style:parent-style-name="Standard">
      <style:text-properties style:font-name="NanumGothic" fo:font-size="12pt" officeooo:paragraph-rsid="00b09ac6" style:font-name-asian="NanumGothic" style:font-size-asian="12pt" style:font-size-complex="12pt"/>
    </style:style>
    <style:style style:name="P63" style:family="paragraph" style:parent-style-name="Standard">
      <style:text-properties style:font-name="NanumGothic" fo:font-size="12pt" officeooo:paragraph-rsid="005f814d" style:font-name-asian="NanumGothic" style:font-size-asian="12pt" style:font-size-complex="12pt"/>
    </style:style>
    <style:style style:name="P64" style:family="paragraph" style:parent-style-name="Standard">
      <style:text-properties style:font-name="NanumGothic" fo:font-size="12pt" officeooo:paragraph-rsid="0040dbd8" style:font-name-asian="NanumGothic" style:font-size-asian="12pt" style:font-size-complex="12pt"/>
    </style:style>
    <style:style style:name="P65" style:family="paragraph" style:parent-style-name="Standard">
      <style:text-properties style:font-name="NanumGothic" fo:font-size="12pt" officeooo:rsid="0040dbd8" officeooo:paragraph-rsid="0040dbd8" style:font-name-asian="NanumGothic" style:font-size-asian="12pt" style:font-size-complex="12pt"/>
    </style:style>
    <style:style style:name="P66" style:family="paragraph" style:parent-style-name="Standard">
      <style:text-properties style:font-name="NanumGothic" fo:font-size="12pt" officeooo:paragraph-rsid="003efca1" style:font-name-asian="NanumGothic" style:font-size-asian="12pt" style:font-size-complex="12pt"/>
    </style:style>
    <style:style style:name="P67" style:family="paragraph" style:parent-style-name="Standard">
      <style:text-properties style:font-name="NanumGothic" fo:font-size="12pt" officeooo:rsid="003efca1" officeooo:paragraph-rsid="003efca1" style:font-name-asian="NanumGothic" style:font-size-asian="12pt" style:font-size-complex="12pt"/>
    </style:style>
    <style:style style:name="P68" style:family="paragraph" style:parent-style-name="Standard">
      <style:text-properties style:font-name="NanumGothic" fo:font-size="12pt" officeooo:paragraph-rsid="003d3c91" style:font-name-asian="NanumGothic" style:font-size-asian="12pt" style:font-size-complex="12pt"/>
    </style:style>
    <style:style style:name="P69" style:family="paragraph" style:parent-style-name="Standard">
      <style:text-properties style:font-name="NanumGothic" fo:font-size="12pt" officeooo:rsid="003d3c91" officeooo:paragraph-rsid="003d3c91" style:font-name-asian="NanumGothic" style:font-size-asian="12pt" style:font-size-complex="12pt"/>
    </style:style>
    <style:style style:name="P70" style:family="paragraph" style:parent-style-name="Standard">
      <style:text-properties style:font-name="NanumGothic" fo:font-size="12pt" officeooo:paragraph-rsid="00341cba" style:font-name-asian="NanumGothic" style:font-size-asian="12pt" style:font-size-complex="12pt"/>
    </style:style>
    <style:style style:name="P71" style:family="paragraph" style:parent-style-name="Standard">
      <style:text-properties style:font-name="NanumGothic" fo:font-size="12pt" officeooo:rsid="003ace61" officeooo:paragraph-rsid="003ace61" style:font-name-asian="NanumGothic" style:font-size-asian="12pt" style:font-size-complex="12pt"/>
    </style:style>
    <style:style style:name="P72" style:family="paragraph" style:parent-style-name="Standard">
      <style:text-properties style:font-name="NanumGothic" fo:font-size="12pt" officeooo:rsid="003ace61" officeooo:paragraph-rsid="00394500" style:font-name-asian="NanumGothic" style:font-size-asian="12pt" style:font-size-complex="12pt"/>
    </style:style>
    <style:style style:name="P73" style:family="paragraph" style:parent-style-name="Standard">
      <style:text-properties style:font-name="NanumGothic" fo:font-size="12pt" officeooo:rsid="00394500" officeooo:paragraph-rsid="00394500" style:font-name-asian="NanumGothic" style:font-size-asian="12pt" style:font-size-complex="12pt"/>
    </style:style>
    <style:style style:name="P74" style:family="paragraph" style:parent-style-name="Standard">
      <style:text-properties style:font-name="NanumGothic" fo:font-size="12pt" officeooo:rsid="003606cf" officeooo:paragraph-rsid="003606cf" style:font-name-asian="NanumGothic" style:font-size-asian="12pt" style:font-size-complex="12pt"/>
    </style:style>
    <style:style style:name="P75" style:family="paragraph" style:parent-style-name="Standard">
      <style:text-properties style:font-name="NanumGothic" fo:font-size="12pt" officeooo:rsid="003606cf" officeooo:paragraph-rsid="00373d49" style:font-name-asian="NanumGothic" style:font-size-asian="12pt" style:font-size-complex="12pt"/>
    </style:style>
    <style:style style:name="P76" style:family="paragraph" style:parent-style-name="Standard">
      <style:text-properties style:font-name="NanumGothic" fo:font-size="12pt" officeooo:rsid="00341cba" officeooo:paragraph-rsid="00341cba" style:font-name-asian="NanumGothic" style:font-size-asian="12pt" style:font-size-complex="12pt"/>
    </style:style>
    <style:style style:name="P77" style:family="paragraph" style:parent-style-name="Standard">
      <style:text-properties style:font-name="NanumGothic" fo:font-size="12pt" officeooo:paragraph-rsid="002e666f" style:font-name-asian="NanumGothic" style:font-size-asian="12pt" style:font-size-complex="12pt"/>
    </style:style>
    <style:style style:name="P78" style:family="paragraph" style:parent-style-name="Standard">
      <style:text-properties style:font-name="NanumGothic" fo:font-size="12pt" officeooo:paragraph-rsid="00198725" style:font-name-asian="NanumGothic" style:font-size-asian="12pt" style:font-size-complex="12pt"/>
    </style:style>
    <style:style style:name="P79" style:family="paragraph" style:parent-style-name="Standard">
      <style:text-properties style:font-name="NanumGothic" fo:font-size="12pt" officeooo:paragraph-rsid="002c9ffa" style:font-name-asian="NanumGothic" style:font-size-asian="12pt" style:font-size-complex="12pt"/>
    </style:style>
    <style:style style:name="P80" style:family="paragraph" style:parent-style-name="Standard">
      <style:text-properties style:font-name="NanumGothic" fo:font-size="12pt" officeooo:paragraph-rsid="002b8bc0" style:font-name-asian="NanumGothic" style:font-size-asian="12pt" style:font-size-complex="12pt"/>
    </style:style>
    <style:style style:name="P81" style:family="paragraph" style:parent-style-name="Standard">
      <style:text-properties style:font-name="NanumGothic" fo:font-size="12pt" officeooo:paragraph-rsid="00267cac" style:font-name-asian="NanumGothic" style:font-size-asian="12pt" style:font-size-complex="12pt"/>
    </style:style>
    <style:style style:name="P82" style:family="paragraph" style:parent-style-name="Standard">
      <style:text-properties style:font-name="NanumGothic" fo:font-size="12pt" officeooo:rsid="00267cac" officeooo:paragraph-rsid="00267cac" style:font-name-asian="NanumGothic" style:font-size-asian="12pt" style:font-size-complex="12pt"/>
    </style:style>
    <style:style style:name="P83" style:family="paragraph" style:parent-style-name="Standard">
      <style:text-properties style:font-name="NanumGothic" fo:font-size="12pt" officeooo:rsid="00267cac" officeooo:paragraph-rsid="00281614" style:font-name-asian="NanumGothic" style:font-size-asian="12pt" style:font-size-complex="12pt"/>
    </style:style>
    <style:style style:name="P84" style:family="paragraph" style:parent-style-name="Standard">
      <style:text-properties style:font-name="NanumGothic" fo:font-size="12pt" officeooo:paragraph-rsid="00281614" style:font-name-asian="NanumGothic" style:font-size-asian="12pt" style:font-size-complex="12pt"/>
    </style:style>
    <style:style style:name="P85" style:family="paragraph" style:parent-style-name="Standard">
      <style:text-properties style:font-name="NanumGothic" fo:font-size="12pt" officeooo:paragraph-rsid="0024e93b" style:font-name-asian="NanumGothic" style:font-size-asian="12pt" style:font-size-complex="12pt"/>
    </style:style>
    <style:style style:name="P86" style:family="paragraph" style:parent-style-name="Standard">
      <style:text-properties style:font-name="NanumGothic" fo:font-size="12pt" officeooo:paragraph-rsid="001eac36" style:font-name-asian="NanumGothic" style:font-size-asian="12pt" style:font-size-complex="12pt"/>
    </style:style>
    <style:style style:name="P87" style:family="paragraph" style:parent-style-name="Standard">
      <style:text-properties style:font-name="NanumGothic" fo:font-size="12pt" officeooo:paragraph-rsid="00bfcb86" style:font-name-asian="NanumGothic" style:font-size-asian="12pt" style:font-size-complex="12pt"/>
    </style:style>
    <style:style style:name="P88" style:family="paragraph" style:parent-style-name="Standard">
      <style:text-properties style:font-name="NanumGothic" fo:font-size="12pt" officeooo:paragraph-rsid="00e2d33e" style:font-name-asian="NanumGothic" style:font-size-asian="12pt" style:font-size-complex="12pt"/>
    </style:style>
    <style:style style:name="P89" style:family="paragraph" style:parent-style-name="Standard">
      <style:text-properties style:font-name="NanumGothic" fo:font-size="12pt" fo:font-weight="bold" officeooo:rsid="004183b6" officeooo:paragraph-rsid="004183b6" style:font-name-asian="NanumGothic" style:font-size-asian="12pt" style:font-weight-asian="bold" style:font-size-complex="12pt" style:font-weight-complex="bold"/>
    </style:style>
    <style:style style:name="P90" style:family="paragraph" style:parent-style-name="Standard">
      <style:text-properties style:font-name="NanumGothic" fo:font-size="12pt" fo:font-weight="bold" officeooo:rsid="0064b126" officeooo:paragraph-rsid="006e6d37" style:font-name-asian="NanumGothic" style:font-size-asian="12pt" style:font-weight-asian="bold" style:font-size-complex="12pt" style:font-weight-complex="bold"/>
    </style:style>
    <style:style style:name="P91" style:family="paragraph" style:parent-style-name="Standard">
      <style:text-properties style:font-name="NanumGothic" fo:font-size="12pt" fo:font-weight="bold" officeooo:rsid="0064b126" officeooo:paragraph-rsid="0066b9d6" style:font-name-asian="NanumGothic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NanumGothic" fo:font-size="12pt" fo:font-weight="bold" officeooo:rsid="0021f621" officeooo:paragraph-rsid="0021f621" style:font-name-asian="NanumGothic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NanumGothic" fo:font-size="12pt" fo:font-weight="bold" officeooo:paragraph-rsid="0021f621" style:font-name-asian="NanumGothic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NanumGothic" fo:font-size="12pt" fo:font-weight="bold" officeooo:paragraph-rsid="0024e93b" style:font-name-asian="NanumGothic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NanumGothic" fo:font-size="12pt" fo:font-weight="bold" officeooo:rsid="0056f55b" officeooo:paragraph-rsid="0056f55b" style:font-name-asian="NanumGothic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NanumGothic" fo:font-size="15pt" fo:font-weight="bold" officeooo:rsid="001eac36" officeooo:paragraph-rsid="001eac36" style:font-name-asian="NanumGothic" style:font-size-asian="15pt" style:font-weight-asian="bold" style:font-size-complex="15pt" style:font-weight-complex="bold"/>
    </style:style>
    <style:style style:name="P97" style:family="paragraph" style:parent-style-name="Standard">
      <style:text-properties style:font-name="NanumGothic" fo:font-size="15pt" fo:font-weight="bold" officeooo:rsid="00267cac" officeooo:paragraph-rsid="00267cac" style:font-name-asian="NanumGothic" style:font-size-asian="15pt" style:font-weight-asian="bold" style:font-size-complex="15pt" style:font-weight-complex="bold"/>
    </style:style>
    <style:style style:name="P98" style:family="paragraph" style:parent-style-name="Standard">
      <style:text-properties style:font-name="NanumGothic" fo:font-size="15pt" fo:font-weight="bold" officeooo:rsid="002e666f" officeooo:paragraph-rsid="002e666f" style:font-name-asian="NanumGothic" style:font-size-asian="15pt" style:font-weight-asian="bold" style:font-size-complex="15pt" style:font-weight-complex="bold"/>
    </style:style>
    <style:style style:name="P99" style:family="paragraph" style:parent-style-name="Standard">
      <style:text-properties style:font-name="NanumGothic" fo:font-size="15pt" fo:font-weight="bold" officeooo:paragraph-rsid="003d3c91" style:font-name-asian="NanumGothic" style:font-size-asian="15pt" style:font-weight-asian="bold" style:font-size-complex="15pt" style:font-weight-complex="bold"/>
    </style:style>
    <style:style style:name="P100" style:family="paragraph" style:parent-style-name="Standard">
      <style:text-properties style:font-name="NanumGothic" fo:font-size="15pt" fo:font-weight="bold" officeooo:paragraph-rsid="003efca1" style:font-name-asian="NanumGothic" style:font-size-asian="15pt" style:font-weight-asian="bold" style:font-size-complex="15pt" style:font-weight-complex="bold"/>
    </style:style>
    <style:style style:name="P101" style:family="paragraph" style:parent-style-name="Standard">
      <style:text-properties style:font-name="NanumGothic" fo:font-size="15pt" fo:font-weight="bold" officeooo:paragraph-rsid="00b09ac6" style:font-name-asian="NanumGothic" style:font-size-asian="15pt" style:font-weight-asian="bold" style:font-size-complex="15pt" style:font-weight-complex="bold"/>
    </style:style>
    <style:style style:name="P102" style:family="paragraph" style:parent-style-name="Standard">
      <style:text-properties style:font-name="NanumGothic" fo:font-size="15pt" fo:font-weight="bold" officeooo:rsid="00b18dd9" officeooo:paragraph-rsid="00b18dd9" style:font-name-asian="NanumGothic" style:font-size-asian="15pt" style:font-weight-asian="bold" style:font-size-complex="15pt" style:font-weight-complex="bold"/>
    </style:style>
    <style:style style:name="P103" style:family="paragraph" style:parent-style-name="Standard">
      <style:text-properties style:font-name="NanumGothic" fo:font-size="15pt" fo:font-weight="bold" officeooo:rsid="009dbb81" officeooo:paragraph-rsid="008f1988" style:font-name-asian="NanumGothic" style:font-size-asian="15pt" style:font-weight-asian="bold" style:font-size-complex="15pt" style:font-weight-complex="bold"/>
    </style:style>
    <style:style style:name="P104" style:family="paragraph" style:parent-style-name="Standard">
      <style:text-properties style:font-name="NanumGothic" fo:font-size="15pt" fo:font-weight="bold" officeooo:rsid="009f4a28" officeooo:paragraph-rsid="009f4a28" style:font-name-asian="NanumGothic" style:font-size-asian="15pt" style:font-weight-asian="bold" style:font-size-complex="15pt" style:font-weight-complex="bold"/>
    </style:style>
    <style:style style:name="P105" style:family="paragraph" style:parent-style-name="Standard">
      <style:text-properties style:font-name="NanumGothic" fo:font-size="15pt" fo:font-weight="bold" officeooo:rsid="0064b126" officeooo:paragraph-rsid="0066a292" style:font-name-asian="NanumGothic" style:font-size-asian="15pt" style:font-weight-asian="bold" style:font-size-complex="15pt" style:font-weight-complex="bold"/>
    </style:style>
    <style:style style:name="P106" style:family="paragraph" style:parent-style-name="Standard">
      <style:text-properties style:font-name="NanumGothic" fo:font-size="15pt" fo:font-weight="bold" officeooo:rsid="0066a292" officeooo:paragraph-rsid="0066a292" style:font-name-asian="NanumGothic" style:font-size-asian="15pt" style:font-weight-asian="bold" style:font-size-complex="15pt" style:font-weight-complex="bold"/>
    </style:style>
    <style:style style:name="P107" style:family="paragraph" style:parent-style-name="Standard">
      <style:text-properties style:font-name="NanumGothic" fo:font-size="15pt" fo:font-weight="bold" officeooo:rsid="0056f55b" officeooo:paragraph-rsid="005f814d" style:font-name-asian="NanumGothic" style:font-size-asian="15pt" style:font-weight-asian="bold" style:font-size-complex="15pt" style:font-weight-complex="bold"/>
    </style:style>
    <style:style style:name="P108" style:family="paragraph" style:parent-style-name="Standard">
      <style:text-properties style:font-name="NanumGothic" fo:font-size="15pt" fo:font-weight="bold" officeooo:rsid="00502739" officeooo:paragraph-rsid="00502739" style:font-name-asian="NanumGothic" style:font-size-asian="15pt" style:font-weight-asian="bold" style:font-size-complex="15pt" style:font-weight-complex="bold"/>
    </style:style>
    <style:style style:name="P109" style:family="paragraph" style:parent-style-name="Standard">
      <style:text-properties style:font-name="NanumGothic" fo:font-size="15pt" fo:font-weight="bold" officeooo:rsid="004c79d6" officeooo:paragraph-rsid="004c79d6" style:font-size-asian="15pt" style:font-weight-asian="bold" style:font-size-complex="15pt" style:font-weight-complex="bold"/>
    </style:style>
    <style:style style:name="P110" style:family="paragraph" style:parent-style-name="Standard">
      <style:text-properties style:font-name="NanumGothic" fo:font-size="15pt" fo:font-weight="normal" officeooo:rsid="0056f55b" officeooo:paragraph-rsid="005f814d" style:font-name-asian="NanumGothic" style:font-size-asian="15pt" style:font-weight-asian="normal" style:font-size-complex="15pt" style:font-weight-complex="normal"/>
    </style:style>
    <style:style style:name="P111" style:family="paragraph" style:parent-style-name="Standard">
      <style:text-properties style:font-name="NanumGothic" officeooo:rsid="0040dbd8" officeooo:paragraph-rsid="0040dbd8" style:font-name-asian="NanumGothic"/>
    </style:style>
    <style:style style:name="P112" style:family="paragraph" style:parent-style-name="Standard">
      <style:text-properties style:font-name="NanumGothic" officeooo:paragraph-rsid="0040dbd8" style:font-name-asian="NanumGothic"/>
    </style:style>
    <style:style style:name="P113" style:family="paragraph" style:parent-style-name="Standard">
      <style:text-properties style:font-name="NanumGothic" officeooo:paragraph-rsid="00341cba" style:font-name-asian="NanumGothic"/>
    </style:style>
    <style:style style:name="P114" style:family="paragraph" style:parent-style-name="Standard">
      <style:text-properties style:font-name="NanumGothic" officeooo:rsid="00394500" officeooo:paragraph-rsid="00394500" style:font-name-asian="NanumGothic"/>
    </style:style>
    <style:style style:name="P115" style:family="paragraph" style:parent-style-name="Standard">
      <style:text-properties fo:font-size="12pt" fo:font-weight="bold" officeooo:rsid="004c79d6" officeooo:paragraph-rsid="004c79d6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officeooo:rsid="004c79d6" officeooo:paragraph-rsid="004c79d6" style:font-size-asian="12pt" style:font-size-complex="12pt"/>
    </style:style>
    <style:style style:name="P117" style:family="paragraph" style:parent-style-name="Standard">
      <style:text-properties style:font-name="NanumGothic" fo:font-size="12pt" officeooo:rsid="004183b6" officeooo:paragraph-rsid="004183b6" style:font-name-asian="NanumGothic" style:font-size-asian="12pt" style:font-size-complex="12pt"/>
    </style:style>
    <style:style style:name="P118" style:family="paragraph" style:parent-style-name="Standard">
      <style:text-properties style:font-name="NanumGothic" fo:font-size="12pt" officeooo:paragraph-rsid="004183b6" style:font-name-asian="NanumGothic" style:font-size-asian="12pt" style:font-size-complex="12pt"/>
    </style:style>
    <style:style style:name="P119" style:family="paragraph" style:parent-style-name="Standard">
      <style:text-properties style:font-name="NanumGothic" fo:font-size="12pt" officeooo:rsid="0048a3e3" officeooo:paragraph-rsid="0048a3e3" style:font-name-asian="NanumGothic" style:font-size-asian="12pt" style:font-size-complex="12pt"/>
    </style:style>
    <style:style style:name="P120" style:family="paragraph" style:parent-style-name="Standard">
      <style:text-properties style:font-name="NanumGothic" fo:font-size="12pt" officeooo:paragraph-rsid="0048a3e3" style:font-name-asian="NanumGothic" style:font-size-asian="12pt" style:font-size-complex="12pt"/>
    </style:style>
    <style:style style:name="P121" style:family="paragraph" style:parent-style-name="Standard">
      <style:text-properties style:font-name="NanumGothic" fo:font-size="12pt" officeooo:rsid="004c79d6" officeooo:paragraph-rsid="004c79d6" style:font-name-asian="NanumGothic" style:font-size-asian="12pt" style:font-size-complex="12pt"/>
    </style:style>
    <style:style style:name="P122" style:family="paragraph" style:parent-style-name="Standard">
      <style:text-properties style:font-name="NanumGothic" fo:font-size="12pt" fo:font-weight="bold" officeooo:paragraph-rsid="004183b6" style:font-name-asian="NanumGothic" style:font-size-asian="12pt" style:font-weight-asian="bold" style:font-size-complex="12pt" style:font-weight-complex="bold"/>
    </style:style>
    <style:style style:name="P123" style:family="paragraph" style:parent-style-name="Standard">
      <style:text-properties style:font-name="NanumGothic" fo:font-size="12pt" fo:font-weight="bold" officeooo:paragraph-rsid="0048a3e3" style:font-name-asian="NanumGothic" style:font-size-asian="12pt" style:font-weight-asian="bold" style:font-size-complex="12pt" style:font-weight-complex="bold"/>
    </style:style>
    <style:style style:name="P124" style:family="paragraph" style:parent-style-name="Standard">
      <style:text-properties style:font-name="NanumGothic" fo:font-size="12pt" fo:font-weight="bold" officeooo:rsid="004c79d6" officeooo:paragraph-rsid="004c79d6" style:font-name-asian="NanumGothic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variant="normal" fo:text-transform="none" fo:color="#000000" style:font-name="NanumGothic" fo:font-size="12pt" fo:letter-spacing="normal" fo:font-weight="normal" officeooo:rsid="00502739" officeooo:paragraph-rsid="00523d03" style:font-name-asian="NanumGothic" style:font-size-asian="12pt" style:font-style-asian="normal" style:font-weight-asian="normal" style:font-size-complex="12pt" style:font-weight-complex="normal"/>
    </style:style>
    <style:style style:name="T1" style:family="text">
      <style:text-properties officeooo:rsid="0021f621"/>
    </style:style>
    <style:style style:name="T2" style:family="text">
      <style:text-properties officeooo:rsid="0024e93b"/>
    </style:style>
    <style:style style:name="T3" style:family="text">
      <style:text-properties officeooo:rsid="0029723f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2e666f"/>
    </style:style>
    <style:style style:name="T6" style:family="text">
      <style:text-properties officeooo:rsid="002ed378"/>
    </style:style>
    <style:style style:name="T7" style:family="text">
      <style:text-properties officeooo:rsid="003d3c91"/>
    </style:style>
    <style:style style:name="T8" style:family="text">
      <style:text-properties officeooo:rsid="003efca1"/>
    </style:style>
    <style:style style:name="T9" style:family="text">
      <style:text-properties officeooo:rsid="0040dbd8"/>
    </style:style>
    <style:style style:name="T10" style:family="text">
      <style:text-properties officeooo:rsid="004183b6"/>
    </style:style>
    <style:style style:name="T11" style:family="text">
      <style:text-properties officeooo:rsid="0048a3e3"/>
    </style:style>
    <style:style style:name="T12" style:family="text">
      <style:text-properties fo:font-variant="normal" fo:text-transform="none" fo:color="#000000" fo:letter-spacing="normal" style:font-style-asian="normal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6f55b" style:font-weight-asian="normal" style:font-weight-complex="normal"/>
    </style:style>
    <style:style style:name="T16" style:family="text">
      <style:text-properties fo:font-weight="normal" officeooo:rsid="0066a292" style:font-weight-asian="normal" style:font-weight-complex="normal"/>
    </style:style>
    <style:style style:name="T17" style:family="text">
      <style:text-properties fo:font-weight="normal" officeooo:rsid="009e6b07" style:font-weight-asian="normal" style:font-weight-complex="normal"/>
    </style:style>
    <style:style style:name="T18" style:family="text">
      <style:text-properties fo:font-weight="normal" officeooo:rsid="00af7c69" style:font-weight-asian="normal" style:font-weight-complex="normal"/>
    </style:style>
    <style:style style:name="T19" style:family="text">
      <style:text-properties officeooo:rsid="00579ead"/>
    </style:style>
    <style:style style:name="T20" style:family="text">
      <style:text-properties officeooo:rsid="007fb74d"/>
    </style:style>
    <style:style style:name="T21" style:family="text">
      <style:text-properties officeooo:rsid="008678fb"/>
    </style:style>
    <style:style style:name="T22" style:family="text">
      <style:text-properties officeooo:rsid="00892ee0"/>
    </style:style>
    <style:style style:name="T23" style:family="text">
      <style:text-properties officeooo:rsid="00a39c18"/>
    </style:style>
    <style:style style:name="T24" style:family="text">
      <style:text-properties officeooo:rsid="00a79276"/>
    </style:style>
    <style:style style:name="T25" style:family="text">
      <style:text-properties officeooo:rsid="00a9307c"/>
    </style:style>
    <style:style style:name="T26" style:family="text">
      <style:text-properties officeooo:rsid="00b09ac6"/>
    </style:style>
    <style:style style:name="T27" style:family="text">
      <style:text-properties officeooo:rsid="00b1eb49"/>
    </style:style>
    <style:style style:name="T28" style:family="text">
      <style:text-properties officeooo:rsid="00b3702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NanumGothic" style:font-name-asian="NanumGothic"/>
    </style:style>
    <style:style style:name="T31" style:family="text">
      <style:text-properties officeooo:rsid="0019fecb"/>
    </style:style>
    <style:style style:name="T32" style:family="text">
      <style:text-properties officeooo:rsid="00e1313b"/>
    </style:style>
    <style:style style:name="T33" style:family="text">
      <style:text-properties officeooo:rsid="0056f55b"/>
    </style:style>
    <style:style style:name="T34" style:family="text">
      <style:text-properties officeooo:rsid="00f558de"/>
    </style:style>
    <style:style style:name="T35" style:family="text">
      <style:text-properties officeooo:rsid="00f9b2c1"/>
    </style:style>
    <style:style style:name="T36" style:family="text">
      <style:text-properties officeooo:rsid="01012d3c"/>
    </style:style>
    <style:style style:name="T37" style:family="text">
      <style:text-properties officeooo:rsid="0109adc7"/>
    </style:style>
    <style:style style:name="T38" style:family="text">
      <style:text-properties officeooo:rsid="010b49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>본 문서는 오픈 소스 RPLIDAR 표준 SDK를 소개한다. </text:p>
      <text:p text:style-name="P42"/>
      <text:p text:style-name="P43">SDK는 마이크로소프트 Visual C++ 2010과 Makefile을 사용해 윈도우, </text:p>
      <text:p text:style-name="P43"/>
      <text:p text:style-name="P87"><text:span text:style-name="T31">맥OS(10.x) 및 리눅스 환경에서 사용할 수 있다.</text:span></text:p>
      <text:p text:style-name="P87"/>
      <text:p text:style-name="P86"/>
      <text:p text:style-name="P96">SDK 조직</text:p>
      <text:p text:style-name="P45"/>
      <text:p text:style-name="P45">아래와 같이 구성된 RPLIDAR 표준 SDK:</text:p>
      <text:p text:style-name="P45"/>
      <text:p text:style-name="P44">워크스페이스 디렉토리는 SDK 및 관련 데모 애플리케이션을 위한 VS 프로젝트 파일을 </text:p>
      <text:p text:style-name="P44"/>
      <text:p text:style-name="P44">포함하고 있다.</text:p>
      <text:p text:style-name="P45"/>
      <text:p text:style-name="P47">sdk 디렉토리에는 RPLIDAR 드라이버 애플리케이션의 외부 헤더 파일(포함 폴더)과 </text:p>
      <text:p text:style-name="P47"/>
      <text:p text:style-name="P47">SDK 자체의 내부 구현 코드(src 폴더)가 포함되어 있다.</text:p>
      <text:p text:style-name="P45"/>
      <text:p text:style-name="P46">앱 디렉토리에는 관련 샘플 코드가 포함되어 있다. </text:p>
      <text:p text:style-name="P46"/>
      <text:p text:style-name="P46">그리고 SLAMTEC은 앱 디렉토리에 다음과 같은 데모 애플리케이션을 제공한다.</text:p>
      <text:p text:style-name="P45"/>
      <text:p text:style-name="P92">- ultra_simple</text:p>
      <text:p text:style-name="P49"/>
      <text:p text:style-name="P48">매우 간단한 커맨드 라인 응용 프로그램은 RPLIDAR 장치에 연결하고 스캔 데이터를 지속적으로 가져와 콘솔로 출력하는 가장 간단한 방법을 보여준다. </text:p>
      <text:p text:style-name="P49">사용자는 이 데모 애플리케이션을 기반으로 RPLIDAR를 기존 시스템에 신속히 통합할 수 있다.</text:p>
      <text:p text:style-name="P49"/>
      <text:p text:style-name="P93"><text:span text:style-name="T1">- </text:span>simple_grabber</text:p>
      <text:p text:style-name="P51"/>
      <text:p text:style-name="P50">커맨드 그랩 라인 응용 프로그램. ( <text:span text:style-name="T2">A command line grab application. )</text:span><text:line-break/>각 실행은 두 개의 레이저 데이터를 포착하고 히스토그램으로 표시한다.</text:p>
      <text:p text:style-name="P85"/>
      <text:p text:style-name="P94">- frame_grabber</text:p>
      <text:p text:style-name="P85"/>
      <text:p text:style-name="P53">Win32 GUI Grap 응용 프로그램. </text:p>
      <text:p text:style-name="P53">Start scan(스캔 시작) 버튼을 누르면 연속적으로 스캔이 시작되고 UI에 데이터가 나타난다.</text:p>
      <text:p text:style-name="P53">컴파일 후 SDK의 경우, SDK에는 obj와 출력이라는 두 개의 하위 폴더가 더 있을 것이다. </text:p>
      <text:p text:style-name="P52">출력 폴더에는 생성된 SDK 정적 라이브러리(.lib 또는 .a)와 데모 애플리케이션 실행 파일</text:p>
      <text:p text:style-name="P52">(exe 또는 elf)이 포함되어 있다. </text:p>
      <text:p text:style-name="P53">obj 폴더에는 컴파일 중에 생성된 중간 파일이 들어 있다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81"><text:soft-page-break/></text:p>
      <text:p text:style-name="P97">SDK 및 데모 애플리케이션 구축</text:p>
      <text:p text:style-name="P81"/>
      <text:p text:style-name="P83">윈도우즈에서 개발 중인 경우 workspaces\vc10 또는 workspaces\vc9에서 </text:p>
      <text:p text:style-name="P84"/>
      <text:p text:style-name="P83">VS 솔루션 파일 sdk_and_demo.sln을 여십시오. </text:p>
      <text:p text:style-name="P81"/>
      <text:p text:style-name="P82">SDK 프로젝트와 모든 데모 애플리케이션 프로젝트를 포함하고 있다.</text:p>
      <text:p text:style-name="P81"/>
      <text:p text:style-name="P88">이제 VS 환경에서 SDK와 모든 데모 애플리케이션을 쉽게 개발할 수 있다.<text:line-break/><text:line-break/>컴파일 방법에는 디버그와 릴리즈의 두 가지가 있다. <text:line-break/><text:line-break/>그리고 요구 사항에 따라 선택할 수 있다.<text:line-break/><text:line-break/>빌드 구성에 따라 생성된 바이너리는 <text:span text:style-name="T32">output</text:span>\win32\release 또는</text:p>
      <text:p text:style-name="P88"/>
      <text:p text:style-name="P88"><text:span text:style-name="T32">output</text:span>\win32\Debug에서 찾을 수 있다.</text:p>
      <text:p text:style-name="P80"><text:line-break/>Linux 또는 MacOS에서 개발 중인 경우 SDK 디렉터리의 루트 아래에 “<text:span text:style-name="T3">make</text:span>”를 입력하여 컴파일을 시작하십시오. <text:line-break/><text:line-break/>기본적으로 릴리스 빌드를 수행하며 "make DEBUG=1"을 입력하여 디버그 빌드를 수행할 수도 있다. </text:p>
      <text:p text:style-name="P79"/>
      <text:p text:style-name="P79">생성된 바이너리는 다음 폴더에서 찾을 수 있다.</text:p>
      <text:p text:style-name="P40"/>
      <text:p text:style-name="P78">o Linux </text:p>
      <text:p text:style-name="P78"/>
      <text:p text:style-name="P78">o output\Linux\Release </text:p>
      <text:p text:style-name="P78"/>
      <text:p text:style-name="P78">o output\Linux\Debug</text:p>
      <text:p text:style-name="P78"/>
      <text:p text:style-name="P98">Cross Compile</text:p>
      <text:p text:style-name="P55"/>
      <text:p text:style-name="P58">SDK 빌드 시스템을 사용하면 교차 컴파일 기능을 사용하여 </text:p>
      <text:p text:style-name="P58"/>
      <text:p text:style-name="P58">다른 플랫폼/시스템에서 실행되는 바이너리를 생성할 수 있다.</text:p>
      <text:p text:style-name="P55"/>
      <text:p text:style-name="P57">( 참고: 이 기능은 <text:span text:style-name="T6">Make build system </text:span>에서만 작동함. )</text:p>
      <text:p text:style-name="P55"/>
      <text:p text:style-name="P59">교차 컴파일 프로세스는 SDK 루트 폴더에서 [cross_compile.sh] 스크립트를 </text:p>
      <text:p text:style-name="P59">호출하여 트리거할 수 있다.</text:p>
      <text:p text:style-name="P55"/>
      <text:p text:style-name="P55">일반적인 용도는 다음과 같다. </text:p>
      <text:p text:style-name="P55">CROSS_COMPILE_PREFIX_PREFIX &gt; ./cross_compile.sh</text:p>
      <text:p text:style-name="P55">예: CROSS_COMPILE_PREFIX=arm-linux-gnueabihf./cross_compile. Sh</text:p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98">ultra_simple</text:p>
      <text:p text:style-name="P55"/>
      <text:p text:style-name="P60">단계:</text:p>
      <text:p text:style-name="P60"/>
      <text:p text:style-name="P60">1) 제공된 USB 케이블을 사용하여 RPLIDAR를 PC에 연결하십시오. </text:p>
      <text:p text:style-name="P60">(USB를 직렬 포트로 변환하는 칩은 RPLIDAR 개발 키트에 내장되어 있음)</text:p>
      <text:p text:style-name="P60"/>
      <text:p text:style-name="P60">2) 다음 명령을 사용하여 응용 프로그램을 시작하십시오.</text:p>
      <text:p text:style-name="P55"/>
      <text:p text:style-name="P55">o Linux </text:p>
      <text:p text:style-name="P55"/>
      <text:p text:style-name="P55">ultra_simple &lt;tty device&gt;</text:p>
      <text:p text:style-name="P77"/>
      <text:p text:style-name="P61">e.g. ultra_simple /dev/ttyUSB0</text:p>
      <text:p text:style-name="P61"/>
      <text:p text:style-name="P61"/>
      <text:p text:style-name="P56">ultra_simple &lt;usb tty device&gt;</text:p>
      <text:p text:style-name="P76"/>
      <text:p text:style-name="P76">e.g. ultra_simple /dev/tty.SLAB_USBtoUART</text:p>
      <text:p text:style-name="P76"/>
      <text:p text:style-name="P76"><text:s/></text:p>
      <text:p text:style-name="P70"><text:span text:style-name="T4">simple_grabber</text:span></text:p>
      <text:p text:style-name="P70"/>
      <text:p text:style-name="P74">이 응용 프로그램은 PC와 RPLIDAR를 연결 한 후 RPLIDAR의 일련 번호, </text:p>
      <text:p text:style-name="P74"/>
      <text:p text:style-name="P74">펌웨어 버전 및 정상 상태를 가져 오는 프로세스를 보여줍니다.</text:p>
      <text:p text:style-name="P74"/>
      <text:p text:style-name="P75">그런 다음 데모 애플리케이션은 2 회의 스캔 데이터를 가져 와서 명령 행 모드에서 </text:p>
      <text:p text:style-name="P75"/>
      <text:p text:style-name="P75">범위 데이터를 막대 그래프로 표시합니다.</text:p>
      <text:p text:style-name="P74"/>
      <text:p text:style-name="P74">필요한 경우 사용자는 모든 스캔 데이터를 인쇄 할 수 있습니다.</text:p>
      <text:p text:style-name="P70"/>
      <text:p text:style-name="P70">Steps:</text:p>
      <text:p text:style-name="P70"/>
      <text:p text:style-name="P73">1) 제공된 USB 케이블을 사용하여 RPLIDAR를 pc에 연결하십시오. (USB와 직렬 칩 연결)</text:p>
      <text:p text:style-name="P73">RPLIDAR 개발 키트에 내장)</text:p>
      <text:p text:style-name="P73"/>
      <text:p text:style-name="P73">2) 애플리케이션 사용 시작 명령: simply_grabber &lt;com number&gt;</text:p>
      <text:p text:style-name="P72"/>
      <text:p text:style-name="P71">simple_grabber <text:span text:style-name="T5">&lt;tty device&gt;</text:span></text:p>
      <text:p text:style-name="P71"/>
      <text:p text:style-name="P71">simple_grabber <text:span text:style-name="T5">&lt;</text:span>usb <text:span text:style-name="T5">tty device&gt;</text:span></text:p>
      <text:p text:style-name="P114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70"/>
      <text:p text:style-name="P70"><text:span text:style-name="T4">Assumption</text:span></text:p>
      <text:p text:style-name="P70"/>
      <text:p text:style-name="P69">우리는 개발자들이 RPLIDAR SDK를 사용하여 개발을 시작하기 전에</text:p>
      <text:p text:style-name="P69"/>
      <text:p text:style-name="P69">RPLIDAR의 통신 프로토콜과 작업 모드를 배울 것을 강력히 권고한다.</text:p>
      <text:p text:style-name="P69"/>
      <text:p text:style-name="P69">이 문서는 개발자가 C++ 개발에 대한 관련 지식을 가지고 있다고 가정한다.</text:p>
      <text:p text:style-name="P69"/>
      <text:p text:style-name="P99"><text:span text:style-name="T7">- </text:span>SDK usage</text:p>
      <text:p text:style-name="P68"/>
      <text:p text:style-name="P67">RPLIDAR 표준 SDK는 개발자가 기존 기능에 SDK 기능을 통합 할 수있는 정적 라이브러리를 제공합니다.</text:p>
      <text:p text:style-name="P67"/>
      <text:p text:style-name="P67">동적 라이브러리가 필요한 경우 개발자는 프로젝트 구성을 쉽게 수정하여 설정할 수도 있습니다.</text:p>
      <text:p text:style-name="P67"/>
      <text:p text:style-name="P67">RPLIDAR SDK를 통해 개발할 때 개발자는 자신의 소스 코드에 SDK의 외부 헤더 파일 (sdk \ include 아래)을 포함시키고 응용 프로그램을 SDK의 정적 라이브러리 (rplidar_driver.lib 또는 rplidar_driver.a)와 연결할 필요가 있습니다.</text:p>
      <text:p text:style-name="P67"/>
      <text:p text:style-name="P67">VS 개발자의 경우 SDK의 VC 프로젝트를 자체 프로젝트에 포함시키고 관련 프로젝트 종속성을 설정할 수도 있습니다.</text:p>
      <text:p text:style-name="P67"/>
      <text:p text:style-name="P67">Linux 개발자의 경우 자세한 설정은 simple_grabber의 Makefile을 참조하십시오.</text:p>
      <text:p text:style-name="P67"/>
      <text:p text:style-name="P100"><text:span text:style-name="T8">- </text:span>Runtime consistency</text:p>
      <text:p text:style-name="P66"/>
      <text:p text:style-name="P65">윈도우즈 개발자의 경우: SDK 정적 라이브러리 c는 VC10 MD C 런타임 라이브러리를 사용한다.</text:p>
      <text:p text:style-name="P65"/>
      <text:p text:style-name="P65">프로젝트가 다른 C 런타임 라이브러리를 사용한 경우 컴파일 실패 또는 예측할 수 없는 동작으로 이어질 수 있다. </text:p>
      <text:p text:style-name="P65"/>
      <text:p text:style-name="P65">그런 다음 SDK 설정을 적절히 변경하십시오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111"/>
      <text:p text:style-name="P112"><text:span text:style-name="T9"><text:s/></text:span><text:span text:style-name="T4">SDK Headers</text:span></text:p>
      <text:p text:style-name="P64"/>
      <text:p text:style-name="P89">-<text:span text:style-name="T30"> rplidar.h</text:span></text:p>
      <text:p text:style-name="P117"/>
      <text:p text:style-name="P117">일반적으로 RPLIDAR SDK의 모든 기능을 얻으려면 이 파일만 포함하면 된다.</text:p>
      <text:p text:style-name="P117"/>
      <text:p text:style-name="P122"><text:span text:style-name="T10">- </text:span>rplidar_driver.h</text:p>
      <text:p text:style-name="P118"/>
      <text:p text:style-name="P119">이 헤더는 SDK 코어 드라이브 인터페이스 인 RPLidarDriver 클래스를 정의합니다.</text:p>
      <text:p text:style-name="P119">사용 방법을 이해하려면 데모 애플리케이션 ultra_simple 또는 simple_grabber를 </text:p>
      <text:p text:style-name="P119">참조하십시오.</text:p>
      <text:p text:style-name="P119"/>
      <text:p text:style-name="P123"><text:span text:style-name="T11">- </text:span>rplidar_protocol.h</text:p>
      <text:p text:style-name="P120"/>
      <text:p text:style-name="P119">이 헤더는 RPLIDAR 프로토콜에 대한 저수준 데이터 구조 및 상수를 정의합니다.</text:p>
      <text:p text:style-name="P119"/>
      <text:p text:style-name="P123"><text:span text:style-name="T11">- </text:span>rplidar_cmd.h</text:p>
      <text:p text:style-name="P123"/>
      <text:p text:style-name="P121">이 헤더는 요청 / 응답 데이터 구조와 RPLIDAR 프로토콜에 대한 상수를 정의합니다.</text:p>
      <text:p text:style-name="P121"/>
      <text:p text:style-name="P124">- rptypes.h</text:p>
      <text:p text:style-name="P121"/>
      <text:p text:style-name="P121">이 헤더는 플랫폼 독립적 인 데이터 구조와 상수를 정의합니다.</text:p>
      <text:p text:style-name="P121"/>
      <text:p text:style-name="P116"/>
      <text:p text:style-name="P109">SDK Initialization and Termination</text:p>
      <text:p text:style-name="P115"/>
      <text:p text:style-name="P39">사용자 프로그램은 RPLIDAR 장치와 통신하기 전에 SDK를 통해 <text:s/>RPLidarDriver 인스턴스를 </text:p>
      <text:p text:style-name="P39"/>
      <text:p text:style-name="P39">생성해야 한다. </text:p>
      <text:p text:style-name="P36"/>
      <text:p text:style-name="P36">다음과 같은 정적 기능을 사용하여 구현할 수 있다.</text:p>
      <text:p text:style-name="P36"/>
      <text:p text:style-name="P36">RPlidarDriver *RPlidarDriver::CreateDriver (_u32 drivertype)</text:p>
      <text:p text:style-name="P36"/>
      <text:p text:style-name="P36">각 RPLidarDriver 인스턴스는 동시에 하나의 RPLIDAR 장치에만 바인딩된다.</text:p>
      <text:p text:style-name="P36"/>
      <text:p text:style-name="P38"><text:span text:style-name="T12">그러나 사용자 프로그램은 임의의 </text:span><text:span text:style-name="T13">RPLidarDriver </text:span><text:span text:style-name="T12">인스턴스 수를 자유롭게 할당하고 </text:span></text:p>
      <text:p text:style-name="P125"/>
      <text:p text:style-name="P38"><text:span text:style-name="T12">동시에 여러 </text:span><text:span text:style-name="T13">RPLIAR </text:span><text:span text:style-name="T12">장치와 통신하도록 할 수 있다</text:span><text:span text:style-name="T13">.</text:span></text:p>
      <text:p text:style-name="P36"/>
      <text:p text:style-name="P37">사용자 프로그램이 작동을 마치면 시스템 메모리를 확보하기 위해 다음과 같은 정적 기능을 </text:p>
      <text:p text:style-name="P37"/>
      <text:p text:style-name="P37">사용하여 이전에 생성된 모든 RPlidarDriver 인스턴스를 명시적으로 해제해야 한다.</text:p>
      <text:p text:style-name="P36"/>
      <text:p text:style-name="P36">RPlidarDriver:DisposeDriver(RPlidarDriver * drv)</text:p>
      <text:p text:style-name="P36"/>
      <text:p text:style-name="P36"/>
      <text:p text:style-name="P36"/>
      <text:p text:style-name="P36"/>
      <text:p text:style-name="P36"><text:soft-page-break/></text:p>
      <text:p text:style-name="P108"/>
      <text:p text:style-name="P108">Connecting to an RPLIDAR</text:p>
      <text:p text:style-name="P32"/>
      <text:p text:style-name="P33">RPLidarDriver 인스턴스를 생성한 후 사용자 프로그램은 </text:p>
      <text:p text:style-name="P33"/>
      <text:p text:style-name="P33">먼저 <text:span text:style-name="T19">connect</text:span>() 함수를 호출하여 직렬 포트를 열고 RPLIDAR 장치에 연결해야 한다. </text:p>
      <text:p text:style-name="P32"/>
      <text:p text:style-name="P63"><text:span text:style-name="T15">모든 RPLIDAR 작업은 먼저 </text:span>connect<text:span text:style-name="T15">() 함수를 호출해야 한다.</text:span></text:p>
      <text:p text:style-name="P32"/>
      <text:p text:style-name="P32"/>
      <text:p text:style-name="P95">u_result RPlidarDriver::connect(const char * port_path, _u32 baudrate, _u32 flag = 0)</text:p>
      <text:p text:style-name="P32"/>
      <text:p text:style-name="P32"/>
      <text:p text:style-name="P32">이 함수는 성공 작동을 위해 RESULT_OK를 반환한다.</text:p>
      <text:p text:style-name="P32"/>
      <text:p text:style-name="P32">이 인터페이스를 호출할 때 SDK는 기본적으로 stopMotor를 호출하여 모터 회전을 중지한다.</text:p>
      <text:p text:style-name="P32"/>
      <text:p text:style-name="P32"><text:s/>그리고 SDK는 측정을 하기 전에 startMotor를 불러모터의 회전을 시작할 것이다. </text:p>
      <text:p text:style-name="P32"/>
      <text:p text:style-name="P63"><text:span text:style-name="T15">사용자 프로그램이 작동을 마치면 </text:span>disconnect<text:span text:style-name="T15">() 함수를 호출하여 연결을 닫고 </text:span></text:p>
      <text:p text:style-name="P31"/>
      <text:p text:style-name="P31">직렬 포트 장치를 해제할 수 있다.</text:p>
      <text:p text:style-name="P31"/>
      <text:p text:style-name="P31"/>
      <text:p text:style-name="P107">Motor Start and Stop Control</text:p>
      <text:p text:style-name="P110"/>
      <text:p text:style-name="P28">모터 제어와 관련된 함수는 다음과 같다.</text:p>
      <text:p text:style-name="P28"/>
      <text:p text:style-name="P91"><text:span text:style-name="T33">- startMotor( )</text:span><text:span text:style-name="T15"> : </text:span><text:span text:style-name="T14"><text:s/>RPLIDAR에게 모터 회전 시작 요청.</text:span></text:p>
      <text:p text:style-name="P35"/>
      <text:p text:style-name="P34">RPLIDAR A1의 경우,</text:p>
      <text:p text:style-name="P34"/>
      <text:p text:style-name="P34">이 인터페이스를 통해 DTR은 기본적으로 모터 시작 회전을 설정할 수 있습니다.</text:p>
      <text:p text:style-name="P35"/>
      <text:p text:style-name="P34">RPLIDAR A2의 경우,</text:p>
      <text:p text:style-name="P34"/>
      <text:p text:style-name="P34">이 인터페이스는 기본 듀티 사이클을 사용하여 모터를 시작하고 회전 속도를 구성합니다.</text:p>
      <text:p text:style-name="P28"/>
      <text:p text:style-name="P90"><text:span text:style-name="T33">- StopMotor( )</text:span><text:span text:style-name="T15"> : </text:span><text:span text:style-name="T16">RPLIDAR에게 모터 회전 중지 요청.</text:span></text:p>
      <text:p text:style-name="P28"/>
      <text:p text:style-name="P30">참고: 앞 절에서 설명한 대로 RPLIDAR SDK는 인터페이스 연결을 호출할 때 </text:p>
      <text:p text:style-name="P30"/>
      <text:p text:style-name="P30">기본적으로 모터 회전을 중지하기 위해 stopMotor를 호출한다.</text:p>
      <text:p text:style-name="P28"/>
      <text:p text:style-name="P29">그리고 RPLIDAR이 거리 측정을 시작하기 전에 모터 회전을 시작하기 위해 </text:p>
      <text:p text:style-name="P29"/>
      <text:p text:style-name="P29">startMotor를 호출해야 한다.</text:p>
      <text:p text:style-name="P28"/>
      <text:p text:style-name="P28"/>
      <text:p text:style-name="P28"/>
      <text:p text:style-name="P27"><text:soft-page-break/></text:p>
      <text:p text:style-name="P106">Measurement Scan and Data Acquiring</text:p>
      <text:p text:style-name="P105"/>
      <text:p text:style-name="P4">아래의 함수들은 측정 스캔 구동과 관련이 있으며 </text:p>
      <text:p text:style-name="P4"/>
      <text:p text:style-name="P4">사용자 프로그램이 측정한 데이터를 수집하는데 도움이됩니다.</text:p>
      <text:p text:style-name="P4"/>
      <text:p text:style-name="P1">StartScan( ) : <text:s/>Express Scan 모드가 지원되고 프로그램이 기본 파라미터를 사용하여 startScan()을 호출하는 경우 RPLIDAR 코어에 측정 스캔 작업을 시작하고 결과 데이터를 연속적으로 전송하도록 요청</text:p>
      <text:p text:style-name="P4"/>
      <text:p text:style-name="P26"><text:span text:style-name="T29">startScanNormal( )</text:span> : <text:s/><text:span text:style-name="T20">RPLIDAR 코어를 스캔 모드에서 측정 스캔 작업을 시작하도록 강제 적용</text:span></text:p>
      <text:p text:style-name="P26"/>
      <text:p text:style-name="P2"><text:span text:style-name="T29">startScanExpress( )</text:span> : <text:s/>고속 스캔 모드에서 RPLIDAR 코어가 측정 스캔 작동을 시작하게합니다.</text:p>
      <text:p text:style-name="P25">RPLIDAR 펌웨어가 고속 스캔 모드를 지원하지 않으면 기능이 실행되지 않습니다.</text:p>
      <text:p text:style-name="P25"/>
      <text:p text:style-name="P24"><text:span text:style-name="T29">Stop( ) </text:span>: <text:span text:style-name="T21">RPLIDAR 코어에 주문 스캔 작업을 중단하도록 요청.</text:span></text:p>
      <text:p text:style-name="P24"/>
      <text:p text:style-name="P3"><text:span text:style-name="T29">GrabScanData( ) </text:span>: <text:span text:style-name="T22">완벽한 360도 스캔 데이터 시퀀스를 확보.</text:span></text:p>
      <text:p text:style-name="P3"/>
      <text:p text:style-name="P5"><text:span text:style-name="T29">AscendScanData( )</text:span> : <text:s/><text:span text:style-name="T34">각도가 증가함에 따라 grabScanData( ) 에서 스캔 데이터의 순위를 매깁니다.</text:span></text:p>
      <text:p text:style-name="P23"/>
      <text:p text:style-name="P17">StartScan( ) 함수는 RPLIDAR에서 비동기적으로 전송된 측정 스캔 데이터 시퀀스를 </text:p>
      <text:p text:style-name="P17">수신하기 위해 백그라운드 작업자 스레드를 시작합니다.</text:p>
      <text:p text:style-name="P17"/>
      <text:p text:style-name="P19">수신 된 데이터 시퀀스는 드라이버의 내부 캐시에 저장되어 grabScanData( ) 함수가 </text:p>
      <text:p text:style-name="P19"><text:span text:style-name="T35">fetch</text:span>합니다.</text:p>
      <text:p text:style-name="P17"/>
      <text:p text:style-name="P17">유저 프로그램은 <text:span text:style-name="T38">G</text:span>rabScanData( ) 함수를 사용하여 이전에 드라이버에서</text:p>
      <text:p text:style-name="P17">수신하고 캐시 한 스캔 데이터 시퀀스를 검색 할 수 있습니다.</text:p>
      <text:p text:style-name="P17"/>
      <text:p text:style-name="P17">이 함수는 항상 최신의 완전한 360도 측정 스캔 데이터 시퀀스를 반환합니다.</text:p>
      <text:p text:style-name="P17"/>
      <text:p text:style-name="P20">각 <text:span text:style-name="T37">G</text:span>rabScanData( ) 호출 후 내부 데이터 캐시가 지워져 grabScanData ()가 중복 데이터를</text:p>
      <text:p text:style-name="P20">받지 않도록합니다.</text:p>
      <text:p text:style-name="P17"/>
      <text:p text:style-name="P18">GrabScanData( )가 호출 될 때 360도 스캔 시퀀스를 사용할 수없는 경우</text:p>
      <text:p text:style-name="P21">이 함수는 드라이버가 전체 스캔 데이터를 수신하거나 지정된 제한 시간이 만료 될 때까지 </text:p>
      <text:p text:style-name="P21">대기합니다.</text:p>
      <text:p text:style-name="P17"/>
      <text:p text:style-name="P22">사용자 프로그램은 이 응용 프로그램 요구 사항을 충족시키기 위해 이 시간 초과 값을 </text:p>
      <text:p text:style-name="P22">조정할 수 있습니다.</text:p>
      <text:p text:style-name="P17"/>
      <text:p text:style-name="P17">참고 : startScan() 및 stop() 함수는 RPLIDAR의 스캔 모터를 직접 제어하지 않습니다.</text:p>
      <text:p text:style-name="P17">호스트 시스템은 스캔 모터가 PWM 핀을 통해 회전하거나 정지하도록 제어해야합니다.</text:p>
      <text:p text:style-name="P17">자세한 내용은 헤더 파일의 주석과 SDK 데모 응용 프로그램의 구현을 참조하십시오.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03">Retrieving Other Information of an RPLIDAR</text:p>
      <text:p text:style-name="P104">( RPLIDAR의 기타 정보 검색 )</text:p>
      <text:p text:style-name="P103"/>
      <text:p text:style-name="P15">사용자 프로그램은 다음 기능을 통해 RPLIDAR의 다른 정보를 검색 할 수 있습니다.</text:p>
      <text:p text:style-name="P15">자세한 내용은 헤더 파일의 주석과 SDK 데모 응용 프로그램의 구현을 참조하십시오.</text:p>
      <text:p text:style-name="P15"/>
      <text:p text:style-name="P14">GetHealth() : <text:span text:style-name="T23">RPLIDAR의 건강 상태 확인</text:span></text:p>
      <text:p text:style-name="P13">getDeviceInfo() : <text:span text:style-name="T24">기기 정보를 검색합니다 (예 : 일련 번호, 펌웨어 버전 등 (RPLIDAR)</text:span></text:p>
      <text:p text:style-name="P12">getFrequency() : <text:span text:style-name="T25">전체 스캔 시퀀스 에서 RPLIDAR의 스캔 속도를 계산.</text:span></text:p>
      <text:p text:style-name="P62"><text:span text:style-name="T17">CheckExpressScanSupported() : </text:span><text:span text:style-name="T18">RPLIDAR에서 Express Scan 모드를 지원하는지 체크.</text:span>getSampleDuration_uS() : <text:span text:style-name="T26">표준 스캔 모드와 익스프레스 스캔 모드에서 각각 </text:span></text:p>
      <text:p text:style-name="P41">단일 측정 지속 시간을 가져옵니다. 단위는 마이크로 초 입니다.</text:p>
      <text:p text:style-name="P62"/>
      <text:p text:style-name="P101">The Operations Related to the Accessory Board</text:p>
      <text:p text:style-name="P102">( 액세서리 보드와 관련된 작업 )</text:p>
      <text:p text:style-name="P101"/>
      <text:p text:style-name="P11">일부 RPLIDAR 개발 키트에 포함 된 액세서리 보드의 경우 보드가 PWM을 통한 속도 제어를 지원하므로 이 기능은 다음 기능을 호출하여 구현할 수 있습니다.</text:p>
      <text:p text:style-name="P11"/>
      <text:p text:style-name="P10">CheckMotorCtrlSupport () : <text:span text:style-name="T27">액세서리 보드가 PWM 제어를 지원하는지 확인하십시오.</text:span></text:p>
      <text:p text:style-name="P9">사용법에 대한 자세한 내용은 SDK 헤더 파일 참고 사항을 참조하십시오.</text:p>
      <text:p text:style-name="P9"/>
      <text:p text:style-name="P8">SetMotorPWM () : <text:span text:style-name="T28">RPLIDAR의 모터 회전 속도를 제어하기 위해 액세서리 보드에 </text:span></text:p>
      <text:p text:style-name="P6">특정 PWM 듀티 사이클을 보냅니다.</text:p>
      <text:p text:style-name="P7">사용법에 대한 자세한 내용은 SDK 헤더 파일 참고 사항을 참조하십시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0:41:18.093631232</meta:creation-date>
    <dc:date>2019-04-03T15:39:07.401992439</dc:date>
    <meta:editing-duration>PT3H27M44S</meta:editing-duration>
    <meta:editing-cycles>226</meta:editing-cycles>
    <meta:generator>LibreOffice/5.1.6.2$Linux_X86_64 LibreOffice_project/10m0$Build-2</meta:generator>
    <meta:document-statistic meta:table-count="0" meta:image-count="0" meta:object-count="0" meta:page-count="8" meta:paragraph-count="170" meta:word-count="3522" meta:character-count="6737" meta:non-whitespace-character-count="5491"/>
  </office:meta>
</office:document-meta>
</file>